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OpenSymbol" svg:font-family="Open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 style:list-style-name="L1">
      <style:text-properties style:font-name="Arial" fo:font-size="11pt" style:font-size-asian="11pt" style:font-size-complex="11pt"/>
    </style:style>
    <style:style style:name="P4" style:family="paragraph" style:parent-style-name="Standard" style:list-style-name="L1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L1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Courier New1"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01504935" text:style-name="L1">
        <text:list-item>
          <text:p text:style-name="P3">Entladen</text:p>
          <text:list>
            <text:list-item>
              <text:p text:style-name="P3">287: BINFO ist 00 00</text:p>
            </text:list-item>
            <text:list-item>
              <text:p text:style-name="P3">287: D-State ist 6: Warten auf Netzspannung</text:p>
            </text:list-item>
            <text:list-item>
              <text:p text:style-name="P3">292: Relais-State (0x12) ist 11 (Relais Closed?)</text:p>
            </text:list-item>
            <text:list-item>
              <text:p text:style-name="P3">5071: FINFO ist 00 20</text:p>
            </text:list-item>
            <text:list-item>
              <text:p text:style-name="P1"><text:span text:style-name="T2">5123: Sobald Batterie Spannung &lt; 310V ist, wird BINFO 00 40: </text:span><text:span text:style-name="T1">(zu tiefe Fahrspannung)</text:span></text:p>
            </text:list-item>
            <text:list-item>
              <text:p text:style-name="P3">24139: Sobald <text:span text:style-name="T3">alle</text:span> Batterien &lt; 290V, wird entladen gestoppt.</text:p>
            </text:list-item>
          </text:list>
        </text:list-item>
        <text:list-item>
          <text:p text:style-name="P4">Warten auf Ladespannung</text:p>
          <text:list>
            <text:list-item>
              <text:p text:style-name="P3">24204: FINFO ist 00 20 </text:p>
            </text:list-item>
          </text:list>
        </text:list-item>
        <text:list-item>
          <text:p text:style-name="P4">Vorladen</text:p>
          <text:list>
            <text:list-item>
              <text:p text:style-name="P3">24270: Wird mit D-State Broadcast zweimal angekündigt: (d-State = Vorladen)</text:p>
            </text:list-item>
            <text:list-item>
              <text:p text:style-name="P3">24497: FINFO ist 00 20</text:p>
            </text:list-item>
            <text:list-item>
              <text:p text:style-name="P3">24743: Relais State closed (0x11)</text:p>
            </text:list-item>
            <text:list-item>
              <text:p text:style-name="P3">24791: FINFO ist 00 20</text:p>
            </text:list-item>
            <text:list-item>
              <text:p text:style-name="P3">25084: FINFO ist 00 20</text:p>
            </text:list-item>
            <text:list-item>
              <text:p text:style-name="P3">25001: BINFO <text:s/>wechselt von 00 40 zu 00 00, da Batterie Spannung wieder &gt; 310V</text:p>
            </text:list-item>
            <text:list-item>
              <text:p text:style-name="P3">Ladestrom steigt mit zunehmender Batteriespannung auf 0.22A / Block (0.66A total)</text:p>
            </text:list-item>
          </text:list>
        </text:list-item>
        <text:list-item>
          <text:p text:style-name="P4">Vorlade Relais schliessen</text:p>
          <text:list>
            <text:list-item>
              <text:p text:style-name="P3">29992: Wir mit D-State Broadcast zweimal angekündigt: (d-State = 8)</text:p>
            </text:list-item>
            <text:list-item>
              <text:p text:style-name="P3">30001: BINFO ist 00 00</text:p>
            </text:list-item>
            <text:list-item>
              <text:p text:style-name="P3">30004: Relais-State Command 0x12 -&gt; Relais schliessen (0x11)</text:p>
            </text:list-item>
            <text:list-item>
              <text:p text:style-name="P3">30015: BINFO ist 00 00</text:p>
            </text:list-item>
          </text:list>
        </text:list-item>
        <text:list-item>
          <text:p text:style-name="P4">I-Ladung</text:p>
          <text:list>
            <text:list-item>
              <text:p text:style-name="P3">30018: Wird mit D-State Broadcast zweimal angekündigt (d-State = 9)</text:p>
            </text:list-item>
            <text:list-item>
              <text:p text:style-name="P3">30475: BINFO ist 00 00</text:p>
            </text:list-item>
            <text:list-item>
              <text:p text:style-name="P3">Ladestrom steigt auf total 4.5A</text:p>
            </text:list-item>
            <text:list-item>
              <text:p text:style-name="P3">31414: FINFO ist 00 20</text:p>
            </text:list-item>
            <text:list-item>
              <text:p text:style-name="P3">69726: Broadcast Relais State Command (0x12) -&gt; Close (0x01), es sind 410V erreicht.</text:p>
            </text:list-item>
            <text:list-item>
              <text:p text:style-name="P3">Ladestrom wird reduziert, Spannung fällt.</text:p>
            </text:list-item>
            <text:list-item>
              <text:p text:style-name="P3">69789: BINFO ist 00 00</text:p>
            </text:list-item>
            <text:list-item>
              <text:p text:style-name="P3">69869: Relais State ist closed (0x01)</text:p>
            </text:list-item>
            <text:list-item>
              <text:p text:style-name="P3">77581: FINFO ist 00 20</text:p>
            </text:list-item>
            <text:list-item>
              <text:p text:style-name="P3">78290: D-State ist immer noch 9 (I-Ladung)</text:p>
            </text:list-item>
          </text:list>
        </text:list-item>
        <text:list-item>
          <text:p text:style-name="P4">U-Ladung</text:p>
          <text:list>
            <text:list-item>
              <text:p text:style-name="P3">79673: Wird beim erreichen von 435V mit zwei Broadcasts angekündigt (d-State = 0xA)</text:p>
            </text:list-item>
            <text:list-item>
              <text:p text:style-name="P3">79685: BINFO ist 00 00</text:p>
            </text:list-item>
            <text:list-item>
              <text:p text:style-name="P3">80097: Relais State ist noch closed (0x01)</text:p>
            </text:list-item>
            <text:list-item>
              <text:p text:style-name="P3">81441: FINFO ist 00 20</text:p>
            </text:list-item>
            <text:list-item>
              <text:p text:style-name="P3">88114: BINFO ist 09 05 (Charge Temp To Low, Batt Full, Drive NOK, Rekup NOK) Gemäss Checksumme ist BINFO aber eher 01 03 (Batt Full, Rekup NOK, Charge NOK)</text:p>
            </text:list-item>
          </text:list>
        </text:list-item>
        <text:list-item>
          <text:p text:style-name="P4">Batterie Relais öffnen</text:p>
          <text:list>
            <text:list-item>
              <text:p text:style-name="P3">88115: Wird mit D-State Broadcast zweimal angekündigt (d-State = 0xB) während Batteriestrom noch ~1A / Block ist.</text:p>
            </text:list-item>
            <text:list-item>
              <text:p text:style-name="P3">88122: BINFO von Batterie 3 ist 0x01 0x01: (BatFull, Rekup NOK)</text:p>
            </text:list-item>
            <text:list-item>
              <text:p text:style-name="P3">Strom wird auf 0A reduziert.</text:p>
            </text:list-item>
            <text:list-item>
              <text:p text:style-name="P3">88167: Message an Batterie 3: Open Relais</text:p>
            </text:list-item>
            <text:list-item>
              <text:p text:style-name="P3">88171: BINFO von Batterie 3 wird 0x01 0x81 (Bat Full, BatRelaisOpen, Rekup NOK)</text:p>
            </text:list-item>
          </text:list>
        </text:list-item>
        <text:list-item>
          <text:p text:style-name="P4">Nachladung</text:p>
          <text:list>
            <text:list-item>
              <text:p text:style-name="P3">88220: Wird mit zwei Broadcasts angekündigt (d-State = 0x0C)</text:p>
            </text:list-item>
            <text:list-item>
              <text:p text:style-name="P3">88231: Batterie 2 Relais State Closed (0x01)</text:p>
            </text:list-item>
            <text:list-item>
              <text:p text:style-name="P3">88233: Batterie 3 Relais State Open (0x00)</text:p>
            </text:list-item>
            <text:list-item>
              <text:p text:style-name="P3">88279: FINFO Bat 2 (und Bat 1) 00 20</text:p>
            </text:list-item>
            <text:list-item>
              <text:p text:style-name="P3">88281: FINFO Bat 3 00 64 (zusätzlich wurden Bit 2 und Bit 6 gesetzt)</text:p>
            </text:list-item>
            <text:list-item>
              <text:p text:style-name="P3"><text:soft-page-break/>Ladestrom wird erhöht.</text:p>
            </text:list-item>
            <text:list-item>
              <text:p text:style-name="P3">90271: Batterie 2 meldet BINFO 0x01 0x01</text:p>
            </text:list-item>
          </text:list>
        </text:list-item>
        <text:list-item>
          <text:p text:style-name="P4">Batterie Relais öffnen</text:p>
          <text:list>
            <text:list-item>
              <text:p text:style-name="P3">90274: .Wird mit D-State Broadcast zweimal angekündigt (d-State 0x0b) während Ladestrom noch je ~0.5A bei Block 1 und Block 2 ist.</text:p>
            </text:list-item>
            <text:list-item>
              <text:p text:style-name="P3">Ladestrom wird auf 0A reduziert.</text:p>
            </text:list-item>
            <text:list-item>
              <text:p text:style-name="P3">90326: Message an Batterie 2: Open Relais</text:p>
            </text:list-item>
            <text:list-item>
              <text:p text:style-name="P3">90328: BINFO von Bat 2 ist neu 0x01 0x81 (BatFull, BatRelOpen, Rekup NOK)</text:p>
            </text:list-item>
          </text:list>
        </text:list-item>
        <text:list-item>
          <text:p text:style-name="P4">Nachladung</text:p>
          <text:list>
            <text:list-item>
              <text:p text:style-name="P3">90377: Wird mit zwei Broadcast angekündigt (d-State =0xC)</text:p>
            </text:list-item>
            <text:list-item>
              <text:p text:style-name="P3">90636: FINFO von Bat 2 ist neu wie von Bat 3 auch 0x00 0x64</text:p>
            </text:list-item>
            <text:list-item>
              <text:p text:style-name="P3">91390: Batterie 1 meldet BINFO 0x01 0x01 (BatFull, Rekup NOK)</text:p>
            </text:list-item>
          </text:list>
        </text:list-item>
        <text:list-item>
          <text:p text:style-name="P4">Batterie Relais öffnen</text:p>
          <text:list>
            <text:list-item>
              <text:p text:style-name="P3">91393: Wird mit D-State Broadcast zweimal angekündigt (d-State = 0xB) während Ladestrom von Batterie 1 noch 0.5A ist.</text:p>
            </text:list-item>
            <text:list-item>
              <text:p text:style-name="P3">Ladestrom wird auf 0A reduziert.</text:p>
            </text:list-item>
            <text:list-item>
              <text:p text:style-name="P3">91440: BINFO sind Bat1 0x01 0x01, Bat2 0x01 0x81 und Bat3 0x01 0x81</text:p>
            </text:list-item>
          </text:list>
        </text:list-item>
        <text:list-item>
          <text:p text:style-name="P4">Batterie Relais schliessen</text:p>
          <text:list>
            <text:list-item>
              <text:p text:style-name="P3">91445: Wird mit zwei Broadcast angekündigt (d-State =0x0D)</text:p>
            </text:list-item>
            <text:list-item>
              <text:p text:style-name="P3">91520: FINFO von Bat1 0x00 0x24</text:p>
            </text:list-item>
            <text:list-item>
              <text:p text:style-name="P3">91522: FINFO von Bat2 0x00 0x64</text:p>
            </text:list-item>
            <text:list-item>
              <text:p text:style-name="P3">94567: Broadcast an alle Batterien das Relais (0x12) zu schliessen (0x01)</text:p>
            </text:list-item>
            <text:list-item>
              <text:p text:style-name="P3">Alle Batterien melden BINFO 0x01 0x01</text:p>
            </text:list-item>
          </text:list>
        </text:list-item>
        <text:list-item>
          <text:p text:style-name="P4">Symetrierladung</text:p>
          <text:list>
            <text:list-item>
              <text:p text:style-name="P3">94577: Wird mit zwei Broadcasts angekündigt (d-State = 0x0E)</text:p>
            </text:list-item>
            <text:list-item>
              <text:p text:style-name="P3">94768: FINFO von Bat1 0x0024</text:p>
            </text:list-item>
            <text:list-item>
              <text:p text:style-name="P3">94760: FINFO von Bat2 0x0064</text:p>
            </text:list-item>
            <text:list-item>
              <text:p text:style-name="P3">94772: FINFO von Bat3 0x0064</text:p>
            </text:list-item>
            <text:list-item>
              <text:p text:style-name="P3">Ladestrom wird erhöht.</text:p>
            </text:list-item>
            <text:list-item>
              <text:p text:style-name="P3">96352: Bei Bat3 steigt der Strom auf 0.29A, worauf diese BINFO 0x0109 meldet (BatFull, RekupNOK, <text:span text:style-name="T4">ChargeCurrToHigh</text:span>)</text:p>
            </text:list-item>
            <text:list-item>
              <text:p text:style-name="P3">Der Ladestrom wird auf 0.28A reduziert</text:p>
            </text:list-item>
            <text:list-item>
              <text:p text:style-name="P3">96394: Bei Bat3 steigt der Strom auf 0.29A, worauf diese BINFO 0x0109 meldet (BatFull, RekupNOK, <text:span text:style-name="T4">ChargeCurrToHigh</text:span>)</text:p>
            </text:list-item>
            <text:list-item>
              <text:p text:style-name="P3">Der Ladestrom wird auf 0.28A reduziert</text:p>
            </text:list-item>
            <text:list-item>
              <text:p text:style-name="P3">96522: FINFO von Bat1 0x0024</text:p>
            </text:list-item>
            <text:list-item>
              <text:p text:style-name="P3">96524: FINFO von Bat2 0x0064</text:p>
            </text:list-item>
            <text:list-item>
              <text:p text:style-name="P3">96526: FINFO von Bat3 0x0064</text:p>
            </text:list-item>
          </text:list>
        </text:list-item>
        <text:list-item>
          <text:p text:style-name="P4">Pause</text:p>
          <text:list>
            <text:list-item>
              <text:p text:style-name="P5">107329: Wird mit zwei Broadcasts angekündigt (d-State = 0x10) während Symmetrierstrom von noch je ~0.28A ist.</text:p>
            </text:list-item>
            <text:list-item>
              <text:p text:style-name="P5">Symmetrierstrom wird auf 0A reduziert.</text:p>
            </text:list-item>
            <text:list-item>
              <text:p text:style-name="P5">107343: Broadcast an alle Batterien das Relais (0x12) zu öffnen (0x00)</text:p>
            </text:list-item>
            <text:list-item>
              <text:p text:style-name="P5">Alle Batterien melden BINFO 0x0181</text:p>
            </text:list-item>
            <text:list-item>
              <text:p text:style-name="P3">107404: FINFO von Bat1 0x0024</text:p>
            </text:list-item>
            <text:list-item>
              <text:p text:style-name="P3">107406: FINFO von Bat2 0x0064</text:p>
            </text:list-item>
            <text:list-item>
              <text:p text:style-name="P5">107408: FINFO von Bat3 0x0064</text:p>
            </text:list-item>
            <text:list-item>
              <text:p text:style-name="P5"/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OpenSymbol" svg:font-family="Open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4T07:44:47</meta:creation-date>
    <dc:date>2009-02-14T18:16:01</dc:date>
    <meta:editing-duration>PT10H31M20S</meta:editing-duration>
    <meta:editing-cycles>87</meta:editing-cycles>
    <meta:generator>OpenOffice.org/3.0$Linux OpenOffice.org_project/300m21$Build-9319</meta:generator>
    <dc:description>Das Dokument beschreibt den zeitlichen Verlauf einer kontrollierten Entladung auf 290V und anschliessender 10A Schnellladung mit und Normalladung.von 7A.</dc:description>
    <meta:keyword>Twike Batterie RS485</meta:keyword>
    <dc:title>Ladesequenzen eines Twikes</dc:title>
    <meta:document-statistic meta:table-count="0" meta:image-count="0" meta:object-count="0" meta:page-count="2" meta:paragraph-count="93" meta:word-count="778" meta:character-count="4248"/>
    <meta:user-defined meta:name="Info 1"/>
    <meta:user-defined meta:name="Info 2"/>
    <meta:user-defined meta:name="Info 3"/>
    <meta:user-defined meta:name="Info 4"/>
  </office:meta>
</office:document-meta>
</file>